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252" officeooo:paragraph-rsid="000d0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9:33:41.214467159</meta:creation-date>
    <dc:date>2021-08-23T19:34:22.103591292</dc:date>
    <meta:editing-duration>PT41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4.7.2$Linux_X86_64 LibreOffice_project/40$Build-2</meta:generator>
  </office:meta>
</office:document-meta>
</file>